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24-12-2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9368" calcext:value-type="float">
            <text:p>65.8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24-09-1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0704" calcext:value-type="float">
            <text:p>65.8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24-09-17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24-06-28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24-03-19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23-12-2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23-06-2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23-03-2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5336" calcext:value-type="float">
            <text:p>66.3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22-12-2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22-09-2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8384" calcext:value-type="float">
            <text:p>66.3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22-06-3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22-03-15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9616" calcext:value-type="float">
            <text:p>66.2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21-12-15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1328" calcext:value-type="float">
            <text:p>66.2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21-09-14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6464" calcext:value-type="float">
            <text:p>66.1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21-06-30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684" calcext:value-type="float">
            <text:p>66.1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21-03-23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3688" calcext:value-type="float">
            <text:p>66.0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20-12-28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20-09-22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20-06-26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20-03-31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0808" calcext:value-type="float">
            <text:p>65.9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9-12-3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8136" calcext:value-type="float">
            <text:p>65.8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9-09-25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4984" calcext:value-type="float">
            <text:p>65.7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9-06-28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0976" calcext:value-type="float">
            <text:p>65.7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9-03-1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8-12-24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8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1624" calcext:value-type="float">
            <text:p>65.5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8-07-0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8-03-0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7992" calcext:value-type="float">
            <text:p>65.4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7-12-2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6656" calcext:value-type="float">
            <text:p>65.4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7-09-26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2168" calcext:value-type="float">
            <text:p>65.3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7-06-2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34" calcext:value-type="float">
            <text:p>65.3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7-03-20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5864" calcext:value-type="float">
            <text:p>65.2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6-12-2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2336" calcext:value-type="float">
            <text:p>65.1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6-09-21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6-03-30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2024" calcext:value-type="float">
            <text:p>64.9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5-12-3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668" calcext:value-type="float">
            <text:p>64.8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5-09-17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3904" calcext:value-type="float">
            <text:p>64.7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5-06-2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6848" calcext:value-type="float">
            <text:p>64.6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5-03-24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4-09-24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2528" calcext:value-type="float">
            <text:p>64.4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4-06-30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9752" calcext:value-type="float">
            <text:p>64.3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4-03-25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5848" calcext:value-type="float">
            <text:p>64.3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3-12-2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1088" calcext:value-type="float">
            <text:p>64.3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3-09-2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6704" calcext:value-type="float">
            <text:p>64.3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3-06-2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3-03-27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6328" calcext:value-type="float">
            <text:p>64.3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2-12-2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1568" calcext:value-type="float">
            <text:p>64.3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2-09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3552" calcext:value-type="float">
            <text:p>64.2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2-06-2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2-03-2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3448" calcext:value-type="float">
            <text:p>64.1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1-12-2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756" calcext:value-type="float">
            <text:p>64.2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1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0232" calcext:value-type="float">
            <text:p>64.3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1-06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1-03-2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3552" calcext:value-type="float">
            <text:p>64.2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0-12-2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3448" calcext:value-type="float">
            <text:p>64.1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0-06-22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6392" calcext:value-type="float">
            <text:p>64.0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1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1904" calcext:value-type="float">
            <text:p>64.0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9-12-1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3888" calcext:value-type="float">
            <text:p>63.8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9-09-2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94" calcext:value-type="float">
            <text:p>63.7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9-06-2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796" calcext:value-type="float">
            <text:p>63.6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9-03-23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5184" calcext:value-type="float">
            <text:p>63.5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8-12-30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5936" calcext:value-type="float">
            <text:p>63.4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8-09-2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8-06-05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1616" calcext:value-type="float">
            <text:p>63.2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8-04-04 0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7-12-2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2536" calcext:value-type="float">
            <text:p>62.9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7-09-2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7-06-27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7-03-26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2224" calcext:value-type="float">
            <text:p>62.7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6-12-26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9448" calcext:value-type="float">
            <text:p>62.6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6-08-24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5712" calcext:value-type="float">
            <text:p>62.4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732" calcext:value-type="float">
            <text:p>62.3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6-01-23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0056" calcext:value-type="float">
            <text:p>62.1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5-12-09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7384" calcext:value-type="float">
            <text:p>62.1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5-11-30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6048" calcext:value-type="float">
            <text:p>62.1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5-10-24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5-09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2416" calcext:value-type="float">
            <text:p>62.0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5-08-26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5-07-27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5-06-23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964" calcext:value-type="float">
            <text:p>61.8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5-05-2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3544" calcext:value-type="float">
            <text:p>61.8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5-04-2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1352" calcext:value-type="float">
            <text:p>61.8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5-03-30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2584" calcext:value-type="float">
            <text:p>61.8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5-02-23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5528" calcext:value-type="float">
            <text:p>61.7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5-01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4944" calcext:value-type="float">
            <text:p>61.6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6176" calcext:value-type="float">
            <text:p>61.6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34" calcext:value-type="float">
            <text:p>61.4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5112" calcext:value-type="float">
            <text:p>61.4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14" calcext:value-type="float">
            <text:p>60.7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5576" calcext:value-type="float">
            <text:p>60.6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154109420801</text:p>
          </table:table-cell>
          <table:table-cell office:value-type="string" calcext:value-type="string">
            <text:p>D-05-26 05BAC [G5-01A]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0" meta:object-count="0"/>
    <meta:user-defined meta:name="AppVersion">3.0</meta:user-defined>
  </office:meta>
</office:document-meta>
</file>